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76bde" officeooo:paragraph-rsid="00176bde"/>
    </style:style>
    <style:style style:name="P2" style:family="paragraph" style:parent-style-name="Standard">
      <style:paragraph-properties fo:text-align="center" style:justify-single-word="false"/>
      <style:text-properties officeooo:rsid="00176bde" officeooo:paragraph-rsid="00176bde"/>
    </style:style>
    <style:style style:name="P3" style:family="paragraph" style:parent-style-name="Standard">
      <style:text-properties fo:font-style="italic" officeooo:rsid="00176bde" officeooo:paragraph-rsid="00176bde" style:font-style-asian="italic" style:font-style-complex="italic"/>
    </style:style>
    <style:style style:name="P4" style:family="paragraph" style:parent-style-name="Standard">
      <style:text-properties officeooo:rsid="0017c1aa" officeooo:paragraph-rsid="0017c1aa"/>
    </style:style>
    <style:style style:name="P5" style:family="paragraph" style:parent-style-name="Standard">
      <style:text-properties officeooo:rsid="00176bde" officeooo:paragraph-rsid="00176bde"/>
    </style:style>
    <style:style style:name="P6" style:family="paragraph" style:parent-style-name="Standard">
      <style:text-properties officeooo:rsid="00186119" officeooo:paragraph-rsid="00186119"/>
    </style:style>
    <style:style style:name="P7" style:family="paragraph">
      <style:paragraph-properties fo:text-align="center"/>
    </style:style>
    <style:style style:name="T1" style:family="text">
      <style:text-properties fo:color="#9900ff"/>
    </style:style>
    <style:style style:name="gr1" style:family="graphic">
      <style:graphic-properties svg:stroke-width="0.0402in" svg:stroke-color="#6666ff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svg:stroke-width="0.0402in" svg:stroke-color="#000000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svg:stroke-color="#000000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Fine_20_Dashed" svg:stroke-width="0.0402in" svg:stroke-color="#000000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" svg:stroke-width="0.0402in" svg:stroke-color="#6666ff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Fine_20_Dashed" svg:stroke-width="0.0402in" svg:stroke-color="#9900ff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cyclic Squares</text:p>
      <text:p text:style-name="P2">by Sven Nilsen, 2020</text:p>
      <text:p text:style-name="P1"/>
      <text:p text:style-name="P3">In this paper I represent cocyclic squares using the theory of cocyclic graphs.</text:p>
      <text:p text:style-name="P1"/>
      <text:p text:style-name="P4">A cocyclic square is the following directed graph:</text:p>
      <text:p text:style-name="P1"/>
      <text:p text:style-name="P1"/>
      <text:p text:style-name="P1"><draw:line text:anchor-type="paragraph" draw:z-index="40" draw:name="Shape1" draw:style-name="gr3" draw:text-style-name="P7" svg:x1="2.4201in" svg:y1="1.1469in" svg:x2="2.4118in" svg:y2="0.0602in"><text:p/></draw:line><draw:line text:anchor-type="paragraph" draw:z-index="41" draw:name="Shape1" draw:style-name="gr4" draw:text-style-name="P7" svg:x1="2.4118in" svg:y1="0.0602in" svg:x2="3.6244in" svg:y2="0.0575in"><text:p/></draw:line><draw:line text:anchor-type="paragraph" draw:z-index="42" draw:name="Shape1" draw:style-name="gr4" draw:text-style-name="P7" svg:x1="3.6244in" svg:y1="1.1469in" svg:x2="3.6161in" svg:y2="0.0602in"><text:p/></draw:line></text:p>
      <text:p text:style-name="P1"/>
      <text:p text:style-name="P1"/>
      <text:p text:style-name="P1"/>
      <text:p text:style-name="P1"/>
      <text:p text:style-name="P1"><draw:line text:anchor-type="paragraph" draw:z-index="39" draw:name="Shape1" draw:style-name="gr4" draw:text-style-name="P7" svg:x1="2.4118in" svg:y1="0.189in" svg:x2="3.6244in" svg:y2="0.1862in"><text:p/></draw:line></text:p>
      <text:p text:style-name="P1"/>
      <text:p text:style-name="P1"/>
      <text:p text:style-name="P4">All cocyclic squares are isomorphic.</text:p>
      <text:p text:style-name="P4"/>
      <text:p text:style-name="P4">This graph is cocyclic, as shown by the following constructions:</text:p>
      <text:p text:style-name="P1"/>
      <text:p text:style-name="P1"><draw:line text:anchor-type="paragraph" draw:z-index="0" draw:name="Shape1" draw:style-name="gr1" draw:text-style-name="P7" svg:x1="1.6461in" svg:y1="1.1449in" svg:x2="1.6394in" svg:y2="0.215in"><text:p/></draw:line><draw:line text:anchor-type="paragraph" draw:z-index="1" draw:name="Shape1" draw:style-name="gr2" draw:text-style-name="P7" svg:x1="1.6394in" svg:y1="0.215in" svg:x2="2.6354in" svg:y2="0.2126in"><text:p/></draw:line><draw:line text:anchor-type="paragraph" draw:z-index="2" draw:name="Shape1" draw:style-name="gr2" draw:text-style-name="P7" svg:x1="2.6354in" svg:y1="0.215in" svg:x2="1.6394in" svg:y2="1.1449in"><text:p/></draw:line><draw:line text:anchor-type="paragraph" draw:z-index="3" draw:name="Shape1" draw:style-name="gr3" draw:text-style-name="P7" svg:x1="2.9984in" svg:y1="1.1512in" svg:x2="2.9917in" svg:y2="0.2213in"><text:p/></draw:line><draw:line text:anchor-type="paragraph" draw:z-index="4" draw:name="Shape1" draw:style-name="gr4" draw:text-style-name="P7" svg:x1="2.9917in" svg:y1="0.2213in" svg:x2="3.9878in" svg:y2="0.2189in"><text:p/></draw:line><draw:line text:anchor-type="paragraph" draw:z-index="5" draw:name="Shape1" draw:style-name="gr5" draw:text-style-name="P7" svg:x1="3.9878in" svg:y1="0.2213in" svg:x2="2.9917in" svg:y2="1.1512in"><text:p/></draw:line><draw:line text:anchor-type="paragraph" draw:z-index="6" draw:name="Shape1" draw:style-name="gr2" draw:text-style-name="P7" svg:x1="2.9917in" svg:y1="1.152in" svg:x2="3.9878in" svg:y2="1.1496in"><text:p/></draw:line><draw:line text:anchor-type="paragraph" draw:z-index="7" draw:name="Shape1" draw:style-name="gr2" draw:text-style-name="P7" svg:x1="3.9874in" svg:y1="1.1512in" svg:x2="3.9807in" svg:y2="0.2213in"><text:p/></draw:line><draw:line text:anchor-type="paragraph" draw:z-index="8" draw:name="Shape1" draw:style-name="gr3" draw:text-style-name="P7" svg:x1="2.9984in" svg:y1="1.1512in" svg:x2="2.9917in" svg:y2="0.2213in"><text:p/></draw:line><draw:line text:anchor-type="paragraph" draw:z-index="9" draw:name="Shape1" draw:style-name="gr4" draw:text-style-name="P7" svg:x1="2.9917in" svg:y1="0.2213in" svg:x2="3.9878in" svg:y2="0.2189in"><text:p/></draw:line><draw:line text:anchor-type="paragraph" draw:z-index="10" draw:name="Shape1" draw:style-name="gr2" draw:text-style-name="P7" svg:x1="3.9874in" svg:y1="1.1512in" svg:x2="3.9807in" svg:y2="0.2213in"><text:p/></draw:line><draw:line text:anchor-type="paragraph" draw:z-index="15" draw:name="Shape1" draw:style-name="gr1" draw:text-style-name="P7" svg:x1="1.6531in" svg:y1="2.4524in" svg:x2="1.6465in" svg:y2="1.5224in"><text:p/></draw:line><draw:line text:anchor-type="paragraph" draw:z-index="16" draw:name="Shape1" draw:style-name="gr2" draw:text-style-name="P7" svg:x1="1.6465in" svg:y1="1.5224in" svg:x2="2.6425in" svg:y2="2.4524in"><text:p/></draw:line><draw:line text:anchor-type="paragraph" draw:z-index="17" draw:name="Shape1" draw:style-name="gr2" draw:text-style-name="P7" svg:x1="2.5843in" svg:y1="2.4528in" svg:x2="1.6465in" svg:y2="2.4528in"><text:p/></draw:line><draw:line text:anchor-type="paragraph" draw:z-index="18" draw:name="Shape1" draw:style-name="gr3" draw:text-style-name="P7" svg:x1="3.0043in" svg:y1="2.439in" svg:x2="2.9976in" svg:y2="1.5091in"><text:p/></draw:line><draw:line text:anchor-type="paragraph" draw:z-index="19" draw:name="Shape1" draw:style-name="gr5" draw:text-style-name="P7" svg:x1="2.9976in" svg:y1="1.5091in" svg:x2="3.9354in" svg:y2="2.439in"><text:p/></draw:line><draw:line text:anchor-type="paragraph" draw:z-index="20" draw:name="Shape1" draw:style-name="gr4" draw:text-style-name="P7" svg:x1="3.9354in" svg:y1="2.439in" svg:x2="2.9976in" svg:y2="2.439in"><text:p/></draw:line><draw:line text:anchor-type="paragraph" draw:z-index="21" draw:name="Shape1" draw:style-name="gr2" draw:text-style-name="P7" svg:x1="3.9354in" svg:y1="1.5091in" svg:x2="2.9976in" svg:y2="1.5091in"><text:p/></draw:line><draw:line text:anchor-type="paragraph" draw:z-index="22" draw:name="Shape1" draw:style-name="gr2" draw:text-style-name="P7" svg:x1="3.9421in" svg:y1="2.439in" svg:x2="3.9354in" svg:y2="1.5091in"><text:p/></draw:line><draw:line text:anchor-type="paragraph" draw:z-index="11" draw:name="Shape1" draw:style-name="gr4" draw:text-style-name="P7" svg:x1="4.4984in" svg:y1="1.152in" svg:x2="5.4945in" svg:y2="1.1496in"><text:p/></draw:line><draw:line text:anchor-type="paragraph" draw:z-index="12" draw:name="Shape1" draw:style-name="gr3" draw:text-style-name="P7" svg:x1="4.5051in" svg:y1="1.1512in" svg:x2="4.4984in" svg:y2="0.2213in"><text:p/></draw:line><draw:line text:anchor-type="paragraph" draw:z-index="13" draw:name="Shape1" draw:style-name="gr4" draw:text-style-name="P7" svg:x1="4.4984in" svg:y1="0.2213in" svg:x2="5.4945in" svg:y2="0.2189in"><text:p/></draw:line><draw:line text:anchor-type="paragraph" draw:z-index="14" draw:name="Shape1" draw:style-name="gr4" draw:text-style-name="P7" svg:x1="5.4941in" svg:y1="1.1512in" svg:x2="5.4874in" svg:y2="0.2213in"><text:p/></draw:line><draw:line text:anchor-type="paragraph" draw:z-index="23" draw:name="Shape1" draw:style-name="gr4" draw:text-style-name="P7" svg:x1="4.4728in" svg:y1="2.4594in" svg:x2="5.4689in" svg:y2="2.4571in"><text:p/></draw:line><draw:line text:anchor-type="paragraph" draw:z-index="24" draw:name="Shape1" draw:style-name="gr3" draw:text-style-name="P7" svg:x1="4.4795in" svg:y1="2.4591in" svg:x2="4.4728in" svg:y2="1.5291in"><text:p/></draw:line><draw:line text:anchor-type="paragraph" draw:z-index="25" draw:name="Shape1" draw:style-name="gr4" draw:text-style-name="P7" svg:x1="4.4728in" svg:y1="1.5291in" svg:x2="5.4689in" svg:y2="1.5268in"><text:p/></draw:line><draw:line text:anchor-type="paragraph" draw:z-index="26" draw:name="Shape1" draw:style-name="gr4" draw:text-style-name="P7" svg:x1="5.4685in" svg:y1="2.4591in" svg:x2="5.4618in" svg:y2="1.5291in"><text:p/></draw:line><draw:line text:anchor-type="paragraph" draw:z-index="27" draw:name="Shape1" draw:style-name="gr5" draw:text-style-name="P7" svg:x1="2.6425in" svg:y1="2.9579in" svg:x2="1.6657in" svg:y2="3.8988in"><text:p/></draw:line><draw:line text:anchor-type="paragraph" draw:z-index="28" draw:name="Shape1" draw:style-name="gr2" draw:text-style-name="P7" svg:x1="2.6425in" svg:y1="3.8878in" svg:x2="2.6425in" svg:y2="2.9579in"><text:p/></draw:line><draw:line text:anchor-type="paragraph" draw:z-index="29" draw:name="Shape1" draw:style-name="gr2" draw:text-style-name="P7" svg:x1="1.6657in" svg:y1="3.8988in" svg:x2="2.6425in" svg:y2="3.8988in"><text:p/></draw:line><draw:line text:anchor-type="paragraph" draw:z-index="30" draw:name="Shape1" draw:style-name="gr5" draw:text-style-name="P7" svg:x1="3.9815in" svg:y1="2.9713in" svg:x2="2.9921in" svg:y2="3.9012in"><text:p/></draw:line><draw:line text:anchor-type="paragraph" draw:z-index="31" draw:name="Shape1" draw:style-name="gr4" draw:text-style-name="P7" svg:x1="3.9811in" svg:y1="3.9012in" svg:x2="3.9811in" svg:y2="2.9713in"><text:p/></draw:line><draw:line text:anchor-type="paragraph" draw:z-index="32" draw:name="Shape1" draw:style-name="gr2" draw:text-style-name="P7" svg:x1="2.9921in" svg:y1="2.9713in" svg:x2="3.9815in" svg:y2="2.9713in"><text:p/></draw:line><draw:line text:anchor-type="paragraph" draw:z-index="33" draw:name="Shape1" draw:style-name="gr4" draw:text-style-name="P7" svg:x1="2.9921in" svg:y1="3.9012in" svg:x2="3.9815in" svg:y2="3.9012in"><text:p/></draw:line><draw:line text:anchor-type="paragraph" draw:z-index="34" draw:name="Shape1" draw:style-name="gr2" draw:text-style-name="P7" svg:x1="2.9921in" svg:y1="3.9012in" svg:x2="2.9921in" svg:y2="2.9713in"><text:p/></draw:line><draw:line text:anchor-type="paragraph" draw:z-index="35" draw:name="Shape1" draw:style-name="gr4" draw:text-style-name="P7" svg:x1="4.4591in" svg:y1="3.8819in" svg:x2="5.4551in" svg:y2="3.8795in"><text:p/></draw:line><draw:line text:anchor-type="paragraph" draw:z-index="36" draw:name="Shape1" draw:style-name="gr3" draw:text-style-name="P7" svg:x1="4.4657in" svg:y1="3.8815in" svg:x2="4.4591in" svg:y2="2.9516in"><text:p/></draw:line><draw:line text:anchor-type="paragraph" draw:z-index="37" draw:name="Shape1" draw:style-name="gr4" draw:text-style-name="P7" svg:x1="4.4591in" svg:y1="2.9516in" svg:x2="5.4551in" svg:y2="2.9492in"><text:p/></draw:line><draw:line text:anchor-type="paragraph" draw:z-index="38" draw:name="Shape1" draw:style-name="gr4" draw:text-style-name="P7" svg:x1="5.4551in" svg:y1="3.8815in" svg:x2="5.4484in" svg:y2="2.9516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draw:line text:anchor-type="paragraph" draw:z-index="43" draw:name="Shape1" draw:style-name="gr4" draw:text-style-name="P7" svg:x1="4.9465in" svg:y1="0.7083in" svg:x2="5.6583in" svg:y2="0.7067in"><text:p/></draw:line><draw:line text:anchor-type="paragraph" draw:z-index="44" draw:name="Shape1" draw:style-name="gr3" draw:text-style-name="P7" svg:x1="4.9512in" svg:y1="0.7087in" svg:x2="4.9465in" svg:y2="0.015in"><text:p/></draw:line><draw:line text:anchor-type="paragraph" draw:z-index="45" draw:name="Shape1" draw:style-name="gr4" draw:text-style-name="P7" svg:x1="4.9465in" svg:y1="0.0146in" svg:x2="5.6583in" svg:y2="0.013in"><text:p/></draw:line><draw:line text:anchor-type="paragraph" draw:z-index="46" draw:name="Shape1" draw:style-name="gr4" draw:text-style-name="P7" svg:x1="5.6583in" svg:y1="0.7087in" svg:x2="5.6535in" svg:y2="0.015in"><text:p/></draw:line><draw:line text:anchor-type="paragraph" draw:z-index="47" draw:name="Shape1" draw:style-name="gr6" draw:text-style-name="P7" svg:x1="4.9465in" svg:y1="0.7083in" svg:x2="5.6535in" svg:y2="0.0146in"><text:p/></draw:line>The sum of vectors in a cocyclic square is twice the <text:span text:style-name="T1">diagonal</text:span>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6:05:39.311049000</meta:creation-date>
    <dc:date>2020-03-27T19:00:42.653152000</dc:date>
    <meta:editing-duration>PT16M4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7" meta:word-count="54" meta:character-count="327" meta:non-whitespace-character-count="280"/>
  </office:meta>
</office:document-meta>
</file>